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0" table:print="false">
        <table:table-row>
          <table:table-cell office:value-type="string" office:value="id">
            <text:p>id</text:p>
          </table:table-cell>
          <table:table-cell office:value-type="string" office:value="interuption">
            <text:p>interuption</text:p>
          </table:table-cell>
          <table:table-cell office:value-type="string" office:value="dat interuption">
            <text:p>dat interuption</text:p>
          </table:table-cell>
          <table:table-cell office:value-type="string" office:value="Civilite">
            <text:p>Civilite</text:p>
          </table:table-cell>
          <table:table-cell office:value-type="string" office:value="nom">
            <text:p>nom</text:p>
          </table:table-cell>
          <table:table-cell office:value-type="string" office:value="prenom">
            <text:p>prenom</text:p>
          </table:table-cell>
          <table:table-cell office:value-type="string" office:value="Adresse">
            <text:p>Adresse</text:p>
          </table:table-cell>
          <table:table-cell office:value-type="string" office:value="Code Postal">
            <text:p>Code Postal</text:p>
          </table:table-cell>
          <table:table-cell office:value-type="string" office:value="Ville">
            <text:p>Ville</text:p>
          </table:table-cell>
          <table:table-cell office:value-type="string" office:value="Tel Eleve">
            <text:p>Tel Eleve</text:p>
          </table:table-cell>
          <table:table-cell office:value-type="string" office:value="Tel Mere">
            <text:p>Tel Mere</text:p>
          </table:table-cell>
          <table:table-cell office:value-type="string" office:value="Tel Pere">
            <text:p>Tel Pere</text:p>
          </table:table-cell>
          <table:table-cell office:value-type="string" office:value="Date de Naissance">
            <text:p>Date de Naissance</text:p>
          </table:table-cell>
          <table:table-cell office:value-type="string" office:value="Mail">
            <text:p>Mail</text:p>
          </table:table-cell>
          <table:table-cell office:value-type="string" office:value="Id Famille">
            <text:p>Id Famille</text:p>
          </table:table-cell>
          <table:table-cell office:value-type="string" office:value="Qf">
            <text:p>Qf</text:p>
          </table:table-cell>
          <table:table-cell office:value-type="string" office:value="Nom Responsable">
            <text:p>Nom Responsable</text:p>
          </table:table-cell>
          <table:table-cell office:value-type="string" office:value="Prénom Responsable">
            <text:p>Prénom Responsable</text:p>
          </table:table-cell>
          <table:table-cell office:value-type="string" office:value="Capv">
            <text:p>Capv</text:p>
          </table:table-cell>
          <table:table-cell office:value-type="string" office:value="Enfant/Adulte">
            <text:p>Enfant/Adulte</text:p>
          </table:table-cell>
          <table:table-cell office:value-type="string" office:value="Cycle Parcours">
            <text:p>Cycle Parcours</text:p>
          </table:table-cell>
          <table:table-cell office:value-type="string" office:value="Instrument 2">
            <text:p>Instrument 2</text:p>
          </table:table-cell>
          <table:table-cell office:value-type="string" office:value="Instrument 3">
            <text:p>Instrument 3</text:p>
          </table:table-cell>
          <table:table-cell office:value-type="string" office:value="Somme Sans Remise">
            <text:p>Somme Sans Remise</text:p>
          </table:table-cell>
          <table:table-cell office:value-type="string" office:value="Remise">
            <text:p>Remise</text:p>
          </table:table-cell>
          <table:table-cell office:value-type="string" office:value="Somme Avec Remise">
            <text:p>Somme Avec Remise</text:p>
          </table:table-cell>
          <table:table-cell office:value-type="string" office:value="Annee en cours">
            <text:p>Annee en cours</text:p>
          </table:table-cell>
          <table:table-cell office:value-type="string" office:value="Par 4">
            <text:p>Par 4</text:p>
          </table:table-cell>
          <table:table-cell office:value-type="string" office:value="Num Per1">
            <text:p>Num Per1</text:p>
          </table:table-cell>
          <table:table-cell office:value-type="string" office:value="ChequeJ Per1">
            <text:p>ChequeJ Per1</text:p>
          </table:table-cell>
          <table:table-cell office:value-type="string" office:value="ChequeV Per1">
            <text:p>ChequeV Per1</text:p>
          </table:table-cell>
          <table:table-cell office:value-type="string" office:value="Cheque Per1">
            <text:p>Cheque Per1</text:p>
          </table:table-cell>
          <table:table-cell office:value-type="string" office:value="Cb Pers1">
            <text:p>Cb Pers1</text:p>
          </table:table-cell>
          <table:table-cell office:value-type="string" office:value="Prevelevement Pers1">
            <text:p>Prevelevement Pers1</text:p>
          </table:table-cell>
          <table:table-cell office:value-type="string" office:value="Total Per1">
            <text:p>Total Per1</text:p>
          </table:table-cell>
          <table:table-cell office:value-type="string" office:value="Num Per2">
            <text:p>Num Per2</text:p>
          </table:table-cell>
          <table:table-cell office:value-type="string" office:value="ChequeJ Per2">
            <text:p>ChequeJ Per2</text:p>
          </table:table-cell>
          <table:table-cell office:value-type="string" office:value="ChequeV Per2">
            <text:p>ChequeV Per2</text:p>
          </table:table-cell>
          <table:table-cell office:value-type="string" office:value="Cheque Per2">
            <text:p>Cheque Per2</text:p>
          </table:table-cell>
          <table:table-cell office:value-type="string" office:value="Cb Pers2">
            <text:p>Cb Pers2</text:p>
          </table:table-cell>
          <table:table-cell office:value-type="string" office:value="Prevelevement Pers2">
            <text:p>Prevelevement Pers2</text:p>
          </table:table-cell>
          <table:table-cell office:value-type="string" office:value="Total Per2">
            <text:p>Total Per2</text:p>
          </table:table-cell>
          <table:table-cell office:value-type="string" office:value="Num Per3">
            <text:p>Num Per3</text:p>
          </table:table-cell>
          <table:table-cell office:value-type="string" office:value="ChequeJ Per3">
            <text:p>ChequeJ Per3</text:p>
          </table:table-cell>
          <table:table-cell office:value-type="string" office:value="ChequeV Per3">
            <text:p>ChequeV Per3</text:p>
          </table:table-cell>
          <table:table-cell office:value-type="string" office:value="Cheque Per3">
            <text:p>Cheque Per3</text:p>
          </table:table-cell>
          <table:table-cell office:value-type="string" office:value="Cb Pers3">
            <text:p>Cb Pers3</text:p>
          </table:table-cell>
          <table:table-cell office:value-type="string" office:value="Prevelevement Pers3">
            <text:p>Prevelevement Pers3</text:p>
          </table:table-cell>
          <table:table-cell office:value-type="string" office:value="Total Per3">
            <text:p>Total Per3</text:p>
          </table:table-cell>
          <table:table-cell office:value-type="string" office:value="Num Per4">
            <text:p>Num Per4</text:p>
          </table:table-cell>
          <table:table-cell office:value-type="string" office:value="ChequeJ Per4">
            <text:p>ChequeJ Per4</text:p>
          </table:table-cell>
          <table:table-cell office:value-type="string" office:value="ChequeV Per4">
            <text:p>ChequeV Per4</text:p>
          </table:table-cell>
          <table:table-cell office:value-type="string" office:value="Cheque Per4">
            <text:p>Cheque Per4</text:p>
          </table:table-cell>
          <table:table-cell office:value-type="string" office:value="Cb Pers4">
            <text:p>Cb Pers4</text:p>
          </table:table-cell>
          <table:table-cell office:value-type="string" office:value="Prevelevement Pers4">
            <text:p>Prevelevement Pers4</text:p>
          </table:table-cell>
          <table:table-cell office:value-type="string" office:value="Total Per4">
            <text:p>Total Per4</text:p>
          </table:table-cell>
          <table:table-cell office:value-type="string" office:value="Total Général">
            <text:p>Total Général</text:p>
          </table:table-cell>
          <table:table-cell office:value-type="string" office:value="Total Reste">
            <text:p>Total Reste</text:p>
          </table:table-cell>
          <table:table-cell office:value-type="string" office:value="Instru1">
            <text:p>Instru1</text:p>
          </table:table-cell>
          <table:table-cell office:value-type="string" office:value="Instru2">
            <text:p>Instru2</text:p>
          </table:table-cell>
          <table:table-cell office:value-type="string" office:value="Instru3">
            <text:p>Instru3</text:p>
          </table:table-cell>
          <table:table-cell office:value-type="string" office:value="Pratique Collective">
            <text:p>Pratique Collective</text:p>
          </table:table-cell>
        </table:table-row>
        <table:table-row>
          <table:table-cell office:value-type="float" office:value="8">
            <text:p>8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Eliott">
            <text:p>Eliott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24-12-2002">
            <text:p>24-12-2002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2">
            <text:p>2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216.24310309108">
            <text:p>216.24310309108</text:p>
          </table:table-cell>
          <table:table-cell office:value-type="float" office:value="21.624310309108">
            <text:p>21.624310309108</text:p>
          </table:table-cell>
          <table:table-cell office:value-type="float" office:value="194.61879278197">
            <text:p>194.61879278197</text:p>
          </table:table-cell>
          <table:table-cell office:value-type="float" office:value="2013">
            <text:p>2013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.36">
            <text:p>51.3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6">
            <text:p>48.6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8.65">
            <text:p>48.6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5.95">
            <text:p>45.95</text:p>
          </table:table-cell>
          <table:table-cell office:value-type="float" office:value="194.61879278197">
            <text:p>194.61879278197</text:p>
          </table:table-cell>
          <table:table-cell office:value-type="float" office:value="-0.0012072180300038">
            <text:p>-0.0012072180300038</text:p>
          </table:table-cell>
          <table:table-cell office:value-type="string" office:value="Alto">
            <text:p>Alto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rchestres cordes C2">
            <text:p>Orchestres cordes C2</text:p>
          </table:table-cell>
        </table:table-row>
        <table:table-row>
          <table:table-cell office:value-type="float" office:value="31">
            <text:p>31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lle">
            <text:p>Mlle</text:p>
          </table:table-cell>
          <table:table-cell office:value-type="string" office:value="BRAND">
            <text:p>BRAND</text:p>
          </table:table-cell>
          <table:table-cell office:value-type="string" office:value="Alice">
            <text:p>Alice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">
            <text:p/>
          </table:table-cell>
          <table:table-cell office:value-type="string" office:value="04.76.50.83.70">
            <text:p>04.76.50.83.70</text:p>
          </table:table-cell>
          <table:table-cell office:value-type="string" office:value="06.28.13.86.10">
            <text:p>06.28.13.86.10</text:p>
          </table:table-cell>
          <table:table-cell office:value-type="string" office:value="10-11-2004">
            <text:p>10-11-2004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0">
            <text:p>0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16.58323818824">
            <text:p>116.58323818824</text:p>
          </table:table-cell>
          <table:table-cell office:value-type="float" office:value="11.658323818824">
            <text:p>11.658323818824</text:p>
          </table:table-cell>
          <table:table-cell office:value-type="float" office:value="104.92491436942">
            <text:p>104.92491436942</text:p>
          </table:table-cell>
          <table:table-cell office:value-type="float" office:value="2013">
            <text:p>2013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26.23">
            <text:p>26.23</text:p>
          </table:table-cell>
          <table:table-cell office:value-type="float" office:value="104.92491436942">
            <text:p>104.92491436942</text:p>
          </table:table-cell>
          <table:table-cell office:value-type="float" office:value="0.0049143694199927">
            <text:p>0.0049143694199927</text:p>
          </table:table-cell>
          <table:table-cell office:value-type="string" office:value="Flûte">
            <text:p>Flût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Ochestre vents C1">
            <text:p>Ochestre vents C1</text:p>
          </table:table-cell>
        </table:table-row>
        <table:table-row>
          <table:table-cell office:value-type="float" office:value="194">
            <text:p>194</text:p>
          </table:table-cell>
          <table:table-cell office:value-type="string" office:value="Non">
            <text:p>Non</text:p>
          </table:table-cell>
          <table:table-cell office:value-type="string" office:value="">
            <text:p/>
          </table:table-cell>
          <table:table-cell office:value-type="string" office:value="Mr">
            <text:p>Mr</text:p>
          </table:table-cell>
          <table:table-cell office:value-type="string" office:value="BRAND">
            <text:p>BRAND</text:p>
          </table:table-cell>
          <table:table-cell office:value-type="string" office:value="Oscar">
            <text:p>Oscar</text:p>
          </table:table-cell>
          <table:table-cell office:value-type="string" office:value="Maison 11, 119 rue de Beauvillage">
            <text:p>Maison 11, 119 rue de Beauvillage</text:p>
          </table:table-cell>
          <table:table-cell office:value-type="string" office:value="38340">
            <text:p>38340</text:p>
          </table:table-cell>
          <table:table-cell office:value-type="string" office:value="voreppe">
            <text:p>voreppe</text:p>
          </table:table-cell>
          <table:table-cell office:value-type="string" office:value="04.76.50.83.70">
            <text:p>04.76.50.83.70</text:p>
          </table:table-cell>
          <table:table-cell office:value-type="string" office:value="06.08.74.38.07">
            <text:p>06.08.74.38.07</text:p>
          </table:table-cell>
          <table:table-cell office:value-type="string" office:value="06.28.13.86.10">
            <text:p>06.28.13.86.10</text:p>
          </table:table-cell>
          <table:table-cell office:value-type="string" office:value="09-10-2006">
            <text:p>09-10-2006</text:p>
          </table:table-cell>
          <table:table-cell office:value-type="string" office:value="brand.brigitte38@yahoo.fr">
            <text:p>brand.brigitte38@yahoo.fr</text:p>
          </table:table-cell>
          <table:table-cell office:value-type="string" office:value="4">
            <text:p>4</text:p>
          </table:table-cell>
          <table:table-cell office:value-type="string" office:value="1110">
            <text:p>1110</text:p>
          </table:table-cell>
          <table:table-cell office:value-type="string" office:value=""/>
          <table:table-cell office:value-type="string" office:value=""/>
          <table:table-cell office:value-type="string" office:value="oui">
            <text:p>oui</text:p>
          </table:table-cell>
          <table:table-cell office:value-type="string" office:value="Adulte">
            <text:p>Adulte</text:p>
          </table:table-cell>
          <table:table-cell office:value-type="float" office:value="1">
            <text:p>1</text:p>
          </table:table-cell>
          <table:table-cell office:value-type="string" office:value="non">
            <text:p>non</text:p>
          </table:table-cell>
          <table:table-cell office:value-type="string" office:value="non">
            <text:p>non</text:p>
          </table:table-cell>
          <table:table-cell office:value-type="float" office:value="188.03748094877">
            <text:p>188.03748094877</text:p>
          </table:table-cell>
          <table:table-cell office:value-type="float" office:value="18.803748094877">
            <text:p>18.803748094877</text:p>
          </table:table-cell>
          <table:table-cell office:value-type="float" office:value="169.23373285389">
            <text:p>169.23373285389</text:p>
          </table:table-cell>
          <table:table-cell office:value-type="float" office:value="2013">
            <text:p>2013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1">
            <text:p>42.31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42.3">
            <text:p>42.3</text:p>
          </table:table-cell>
          <table:table-cell office:value-type="float" office:value="169.23373285389">
            <text:p>169.23373285389</text:p>
          </table:table-cell>
          <table:table-cell office:value-type="float" office:value="0.0037328538899715">
            <text:p>0.0037328538899715</text:p>
          </table:table-cell>
          <table:table-cell office:value-type="string" office:value="Guitare">
            <text:p>Guitare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</table:table-row>
      </table:table>
      <table:table table:name="1" table:print="false">
        <table:table-row>
          <table:table-cell/>
        </table:table-row>
      </table:table>
      <table:table table:name="2" table:print="false">
        <table:table-row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8">18/02/2008</text:date>, <text:time>00:17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ds-php</meta:generator>
    <meta:creation-date>2014-09-29T15:03:48</meta:creation-date>
    <dc:date>2014-09-29T15:03:48</dc:date>
    <dc:language>es-ES</dc:language>
    <meta:editing-cycles>2</meta:editing-cycles>
    <meta:editing-duration>PT15S</meta:editing-duration>
    <meta:user-defined meta:name="Info 1"/>
    <meta:user-defined meta:name="Info 2"/>
    <meta:user-defined meta:name="Info 3"/>
    <meta:user-defined meta:name="Info 4"/>
  </office:meta>
</office:document-meta>
</file>